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Consolas, 'Liberation Mono', Menlo, Courier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0bd4" officeooo:paragraph-rsid="00010bd4"/>
    </style:style>
    <style:style style:name="P2" style:family="paragraph" style:parent-style-name="Standard">
      <style:text-properties officeooo:rsid="00010bd4" officeooo:paragraph-rsid="00010bd4"/>
    </style:style>
    <style:style style:name="P3" style:family="paragraph" style:parent-style-name="Standard">
      <style:text-properties officeooo:rsid="001313a5" officeooo:paragraph-rsid="001313a5"/>
    </style:style>
    <style:style style:name="P4" style:family="paragraph" style:parent-style-name="Standard">
      <style:text-properties officeooo:rsid="001399dc" officeooo:paragraph-rsid="001399dc"/>
    </style:style>
    <style:style style:name="P5" style:family="paragraph" style:parent-style-name="Standard">
      <style:text-properties officeooo:rsid="001754ed" officeooo:paragraph-rsid="001754ed"/>
    </style:style>
    <style:style style:name="P6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010bd4" officeooo:paragraph-rsid="00010bd4"/>
    </style:style>
    <style:style style:name="P7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313a5" officeooo:paragraph-rsid="001313a5"/>
    </style:style>
    <style:style style:name="P8" style:family="paragraph" style:parent-style-name="Standard">
      <style:paragraph-properties fo:padding="0.0291in" fo:border-left="none" fo:border-right="none" fo:border-top="none" fo:border-bottom="0.06pt solid #000000" style:join-border="false"/>
      <style:text-properties officeooo:rsid="001754ed" officeooo:paragraph-rsid="001754ed"/>
    </style:style>
    <style:style style:name="T1" style:family="text">
      <style:text-properties officeooo:rsid="001399dc"/>
    </style:style>
    <style:style style:name="T2" style:family="text">
      <style:text-properties officeooo:rsid="0013e85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olr.</text:p>
      <text:p text:style-name="P3"/>
      <text:p text:style-name="P1">Delete_all<text:line-break/>curl "localhost:8983/solr/gettingstarted/update?commit=true" -H "Content-Type: text/xml" --data-binary '&lt;delete&gt;&lt;query&gt;*:*&lt;/query&gt;&lt;/delete&gt;'</text:p>
      <text:p text:style-name="P6"/>
      <text:p text:style-name="P1"/>
      <text:p text:style-name="P3"><text:span text:style-name="T1">D</text:span>ocker.</text:p>
      <text:p text:style-name="P3"/>
      <text:p text:style-name="P3">console:</text:p>
      <text:p text:style-name="P3">sudo docker-compose exec api bash</text:p>
      <text:p text:style-name="P3">bundle exec rails c</text:p>
      <text:p text:style-name="P4"/>
      <text:p text:style-name="P4">log:</text:p>
      <text:p text:style-name="P4">sudo docker attach …………..( containe<text:span text:style-name="T2">r </text:span>)</text:p>
      <text:p text:style-name="P4"/>
      <text:p text:style-name="P7"/>
      <text:p text:style-name="P3"/>
      <text:p text:style-name="P5">Rails.</text:p>
      <text:p text:style-name="P8"/>
      <text:p text:style-name="P5"/>
      <text:p text:style-name="P5">Ruby.</text:p>
      <text:p text:style-name="P8"/>
      <text:p text:style-name="P5"/>
      <text:p text:style-name="P5">Server ubuntu.</text:p>
      <text:p text:style-name="P8"/>
      <text:p text:style-name="P5"/>
      <text:p text:style-name="P5">Git.</text:p>
      <text:p text:style-name="P8"/>
      <text:p text:style-name="P5"/>
      <text:p text:style-name="P5">Html5.</text:p>
      <text:p text:style-name="P8"/>
      <text:p text:style-name="P5"/>
      <text:p text:style-name="P5">Css.</text:p>
      <text:p text:style-name="P8"/>
      <text:p text:style-name="P5"/>
      <text:p text:style-name="P5">Javascript.</text:p>
      <text:p text:style-name="P8"/>
      <text:p text:style-name="P5"/>
      <text:p text:style-name="P5">Jquery.</text:p>
      <text:p text:style-name="P8"/>
      <text:p text:style-name="P5"/>
      <text:p text:style-name="P5">Elasticsearch.</text:p>
      <text:p text:style-name="P8"/>
      <text:p text:style-name="P5"/>
      <text:p text:style-name="P5">Compiler ubuntu.</text:p>
      <text:p text:style-name="P8"/>
      <text:p text:style-name="P5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Consolas, 'Liberation Mono', Menlo, Courier, monospace"/>
    <style:font-face style:name="monospace" svg:font-family="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30T10:38:46.203528938</meta:creation-date>
    <dc:date>2018-09-05T11:13:04.013921469</dc:date>
    <meta:editing-duration>PT7H37M50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18" meta:word-count="40" meta:character-count="352" meta:non-whitespace-character-count="331"/>
  </office:meta>
</office:document-meta>
</file>